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Tlwg Typist" svg:font-family="'Tlwg Typist'" style:font-adornments="Gra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dc7ea" officeooo:paragraph-rsid="001dc7ea"/>
    </style:style>
    <style:style style:name="P2" style:family="paragraph" style:parent-style-name="Text_20_body">
      <style:text-properties officeooo:rsid="001ef89c" officeooo:paragraph-rsid="002946b6"/>
    </style:style>
    <style:style style:name="P3" style:family="paragraph" style:parent-style-name="Text_20_body">
      <style:text-properties officeooo:rsid="0020c065" officeooo:paragraph-rsid="002946b6"/>
    </style:style>
    <style:style style:name="P4" style:family="paragraph" style:parent-style-name="Text_20_body">
      <style:text-properties officeooo:rsid="0022da1f" officeooo:paragraph-rsid="0022da1f"/>
    </style:style>
    <style:style style:name="P5" style:family="paragraph" style:parent-style-name="Text_20_body" style:list-style-name="L1">
      <style:text-properties officeooo:rsid="0024b193" officeooo:paragraph-rsid="0024b193"/>
    </style:style>
    <style:style style:name="P6" style:family="paragraph" style:parent-style-name="Text_20_body" style:list-style-name="L1">
      <style:text-properties officeooo:paragraph-rsid="002f651f"/>
    </style:style>
    <style:style style:name="P7" style:family="paragraph" style:parent-style-name="Text_20_body">
      <style:text-properties officeooo:rsid="0027eeb7" officeooo:paragraph-rsid="0027eeb7"/>
    </style:style>
    <style:style style:name="P8" style:family="paragraph" style:parent-style-name="Text_20_body" style:list-style-name="L2">
      <style:text-properties officeooo:rsid="0027eeb7" officeooo:paragraph-rsid="0027eeb7"/>
    </style:style>
    <style:style style:name="P9" style:family="paragraph" style:parent-style-name="Text_20_body" style:list-style-name="L1">
      <style:text-properties officeooo:rsid="002946b6" officeooo:paragraph-rsid="002946b6"/>
    </style:style>
    <style:style style:name="P10" style:family="paragraph" style:parent-style-name="Text_20_body">
      <style:paragraph-properties fo:break-before="page"/>
    </style:style>
    <style:style style:name="P11" style:family="paragraph" style:parent-style-name="Title" style:master-page-name="First_20_Page">
      <style:paragraph-properties style:page-number="auto"/>
    </style:style>
    <style:style style:name="P12" style:family="paragraph" style:parent-style-name="Heading_20_1">
      <style:text-properties officeooo:paragraph-rsid="001dc7ea"/>
    </style:style>
    <style:style style:name="P13" style:family="paragraph" style:parent-style-name="Heading_20_1">
      <style:paragraph-properties fo:break-before="page"/>
      <style:text-properties officeooo:paragraph-rsid="00191710"/>
    </style:style>
    <style:style style:name="P14" style:family="paragraph" style:parent-style-name="Heading_20_2">
      <style:text-properties officeooo:rsid="0020c065" officeooo:paragraph-rsid="0020c065"/>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Footer">
      <style:paragraph-properties fo:text-align="end" style:justify-single-word="false"/>
      <style:text-properties officeooo:rsid="001a31b1" officeooo:paragraph-rsid="001a31b1"/>
    </style:style>
    <style:style style:name="T1" style:family="text">
      <style:text-properties officeooo:rsid="001dc7ea"/>
    </style:style>
    <style:style style:name="T2" style:family="text">
      <style:text-properties officeooo:rsid="001fb929"/>
    </style:style>
    <style:style style:name="T3" style:family="text">
      <style:text-properties officeooo:rsid="0022da1f"/>
    </style:style>
    <style:style style:name="T4" style:family="text">
      <style:text-properties officeooo:rsid="0024b193"/>
    </style:style>
    <style:style style:name="T5" style:family="text">
      <style:text-properties officeooo:rsid="00261342"/>
    </style:style>
    <style:style style:name="T6" style:family="text">
      <style:text-properties officeooo:rsid="00279096"/>
    </style:style>
    <style:style style:name="T7" style:family="text">
      <style:text-properties fo:font-size="12pt" style:font-size-asian="12pt" style:font-size-complex="12pt"/>
    </style:style>
    <style:style style:name="T8" style:family="text">
      <style:text-properties fo:font-size="12pt" officeooo:rsid="002f8d0e" style:font-size-asian="12pt" style:font-size-complex="12pt"/>
    </style:style>
    <style:style style:name="T9" style:family="text">
      <style:text-properties fo:font-size="12pt" style:font-size-complex="12pt"/>
    </style:style>
    <style:style style:name="T10" style:family="text">
      <style:text-properties officeooo:rsid="002946b6"/>
    </style:style>
    <style:style style:name="T11" style:family="text">
      <style:text-properties officeooo:rsid="0029e24c"/>
    </style:style>
    <style:style style:name="T12" style:family="text">
      <style:text-properties officeooo:rsid="002f651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title>EEGSea</text:title></text:p>
      <text:p text:style-name="Subtitle"><text:subject>Configuration et communication entre les blocs du projet</text:subject></text:p>
      <text:p text:style-name="P10"/>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15"><text:a xlink:type="simple" xlink:href="#__RefHeading__110_615373936" text:style-name="Index_20_Link" text:visited-style-name="Index_20_Link">A. Interface du casque en Python<text:tab/>3</text:a></text:p>
          <text:p text:style-name="P16"><text:a xlink:type="simple" xlink:href="#__RefHeading__112_615373936" text:style-name="Index_20_Link" text:visited-style-name="Index_20_Link">A.1) Configuration et exécution<text:tab/>3</text:a></text:p>
          <text:p text:style-name="P16"><text:a xlink:type="simple" xlink:href="#__RefHeading__114_615373936" text:style-name="Index_20_Link" text:visited-style-name="Index_20_Link">A.2) Format des trames envoyées au projet Unity<text:tab/>3</text:a></text:p>
          <text:p text:style-name="P15"><text:a xlink:type="simple" xlink:href="#__RefHeading__267_615373936" text:style-name="Index_20_Link" text:visited-style-name="Index_20_Link">B. Interface graphique de configuration des vagues<text:tab/>3</text:a></text:p>
          <text:p text:style-name="P16"><text:a xlink:type="simple" xlink:href="#__RefHeading__269_615373936" text:style-name="Index_20_Link" text:visited-style-name="Index_20_Link">B.1) Différents environnements Unity<text:tab/>3</text:a></text:p>
          <text:p text:style-name="P16"><text:a xlink:type="simple" xlink:href="#__RefHeading__124_615373936" text:style-name="Index_20_Link" text:visited-style-name="Index_20_Link">B.2) Utilisation de l'interface<text:tab/>4</text:a></text:p>
          <text:p text:style-name="P16"><text:a xlink:type="simple" xlink:href="#__RefHeading__126_615373936" text:style-name="Index_20_Link" text:visited-style-name="Index_20_Link">B.3) Format des données de configuration<text:tab/>4</text:a></text:p>
        </text:index-body>
      </text:table-of-content>
      <text:p text:style-name="Text_20_body"/>
      <text:p text:style-name="Text_20_body"/>
      <text:h text:style-name="P13" text:outline-level="1"><text:bookmark-start text:name="__RefHeading__110_615373936"/>Interface du casque en Python<text:bookmark-end text:name="__RefHeading__110_615373936"/></text:h>
      <text:p text:style-name="P2">Les données sont reçues du casque EEG par <text:span text:style-name="T10">le</text:span> programme Python <text:span text:style-name="Code"><text:span text:style-name="T3">AquisitionEEGclientUDPandOSC.py</text:span></text:span>, qui les transmet au projet Unity par la boucle locale (<text:span text:style-name="T2">UDP</text:span>, port 500<text:span text:style-name="T12">0</text:span>). <text:span text:style-name="T4">Les données sont groupées dans une file, puis envoyées en une seule fois à rythme régulier.</text:span></text:p>
      <text:h text:style-name="P14" text:outline-level="2"><text:bookmark-start text:name="__RefHeading__112_615373936"/><text:span text:style-name="T3">Configuration et exécution</text:span><text:bookmark-end text:name="__RefHeading__112_615373936"/></text:h>
      <text:p text:style-name="P3">Python 2.7 est nécessaire pour exécuter ce <text:span text:style-name="T6">script. L'installation des dépendances requises et les commandes pour exécuter le projet sont détaillées dans README.md et README_Linux.md.</text:span></text:p>
      <text:p text:style-name="P4">Le script <text:span text:style-name="T4">peut être modifié pour régler les données suivantes :</text:span></text:p>
      <text:list xml:id="list4204590383115174302" text:style-name="L1">
        <text:list-item>
          <text:p text:style-name="P5">Fréquence d'envoi des trames UDP <text:span text:style-name="T5">(Hz) </text:span> : <text:span text:style-name="Code">udp_freq = 128</text:span></text:p>
          <text:p text:style-name="P9">Cette fréquence limite la fréquence maximale mesurable par la suite (Théorème de Shanon : <text:span text:style-name="Code">max_freq = udp_freq/2</text:span>).</text:p>
        </text:list-item>
        <text:list-item>
          <text:p text:style-name="P6"><text:span text:style-name="T4">Taille du buffer de données : </text:span><text:span text:style-name="Code"><text:span text:style-name="T5">buf_length = 10</text:span></text:span></text:p>
          <text:p text:style-name="P6"><text:span text:style-name="T11">Si un retard s'accumule dans la réception des données, augmenter cette valeur peut résoudre le problème. En contrepartie, un retard statique sera ajouté à chaque augmentation de la taille du buffer : </text:span><text:span text:style-name="Code"><text:span text:style-name="T11">retard=buf_length/udp_freq</text:span></text:span><text:span text:style-name="T11">. Pour un buffer de dix unités de temps (valeur par défaut), le retard statique théorique est de 78 ms.</text:span></text:p>
        </text:list-item>
      </text:list>
      <text:h text:style-name="Heading_20_2" text:outline-level="2"><text:bookmark-start text:name="__RefHeading__114_615373936"/>Format des trames envoyées au projet Unity<text:bookmark-end text:name="__RefHeading__114_615373936"/></text:h>
      <text:p text:style-name="P7">Pour chaque unité de temps, une liste contenant la valeur du temps en seconde et le niveau des capteurs est créée. Les listes sont ensuite groupées pour être envoyées ensemble, au format suivant :</text:p>
      <text:p text:style-name="P7"><text:span text:style-name="Code"><text:span text:style-name="T7">temps;nomCapteur:valeur;nomCapteur:valeur;nomCapteur:valeur;[...]|temps;nomCapteur:valeur;nomCapteur:valeur;nomCapteur:valeur|[...]</text:span></text:span></text:p>
      <text:list xml:id="list5549663419595311890" text:style-name="L2">
        <text:list-item>
          <text:p text:style-name="P8"><text:span text:style-name="T7">Les unités temporelles sont séparées par des</text:span><text:span text:style-name="Code"><text:span text:style-name="T9"> | </text:span></text:span><text:span text:style-name="T7">dans le buffer.</text:span></text:p>
        </text:list-item>
        <text:list-item>
          <text:p text:style-name="P8"><text:span text:style-name="T7">Les données de capteur sont séparées par des</text:span><text:span text:style-name="Code"><text:span text:style-name="T9"> ; </text:span></text:span><text:span text:style-name="T7">dans l'unité temporelle, le premier élément est le temps en seconde</text:span><text:span text:style-name="T8">s.</text:span></text:p>
        </text:list-item>
        <text:list-item>
          <text:p text:style-name="P8"><text:span text:style-name="T7">Le nom du capteur et sa valeur sont séparés par un</text:span><text:span text:style-name="Code"><text:span text:style-name="T9"> : </text:span></text:span><text:span text:style-name="T7">dans la donnée de capteur.</text:span></text:p>
        </text:list-item>
      </text:list>
      <text:h text:style-name="P12" text:outline-level="1"><text:bookmark-start text:name="__RefHeading__267_615373936"/>Interface graphique de configuration de<text:span text:style-name="T1">s vagues</text:span><text:bookmark-end text:name="__RefHeading__267_615373936"/></text:h>
      <text:h text:style-name="Heading_20_2" text:outline-level="2"><text:bookmark-start text:name="__RefHeading__269_615373936"/>Différents environnements Unity<text:bookmark-end text:name="__RefHeading__269_615373936"/></text:h>
      <text:p text:style-name="P1">L'interface graphique de configuration de configuration des vagues n'est disponible que pour les <text:soft-page-break/>versions du projet générées avec Unity 5.2. Typiquement, ce n'est pas le cas sous Linux actuellement.</text:p>
      <text:p text:style-name="P1">Cette interface génère un fichier de configuration au format XML, qui peut être édité directement sur les plate-formes ne supportant pas Unity 5.2.</text:p>
      <text:h text:style-name="Heading_20_2" text:outline-level="2"><text:bookmark-start text:name="__RefHeading__124_615373936"/>Utilisation de l'interface<text:bookmark-end text:name="__RefHeading__124_615373936"/></text:h>
      <text:h text:style-name="Heading_20_2" text:outline-level="2"><text:bookmark-start text:name="__RefHeading__126_615373936"/>Format des données de configuration<text:bookmark-end text:name="__RefHeading__126_61537393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Tlwg Typist" svg:font-family="'Tlwg Typist'" style:font-adornments="Gra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erif1" fo:font-family="'Liberation Serif'" style:font-style-name="Norm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text-align="end" style:justify-single-word="false" style:page-number="auto"/>
      <style:text-properties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end"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éeo" style:family="paragraph" style:parent-style-name="Footer">
      <style:paragraph-properties fo:text-align="center" style:justify-single-word="false"/>
    </style:style>
    <style:style style:name="Code" style:family="paragraph" style:parent-style-name="Text_20_body">
      <style:text-properties style:font-name="Tlwg Typist" fo:font-family="'Tlwg Typist'" style:font-style-name="Gras" style:font-pitch="variable"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 style:family="text">
      <style:text-properties style:font-name="Tlwg Typist" fo:font-family="'Tlwg Typist'" style:font-style-name="Gras" style:font-pitch="variable" fo:font-weight="bold" fo:background-color="transparent" style:font-size-asian="10.5pt"/>
    </style:style>
    <text:outline-style style:name="Outline">
      <text:outline-level-style text:level="1" style:num-suffix=". "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a31b1" officeooo:paragraph-rsid="001a31b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Numéeo"><text:page-number text:select-page="current">4</text:page-number></text:p>
      </style:footer>
    </style:master-page>
    <style:master-page style:name="First_20_Page" style:display-name="First Page" style:page-layout-name="Mpm2" style:next-style-name="Standard">
      <style:footer>
        <text:p text:style-name="MP1">Soufyane Janati-Idrissi</text:p>
        <text:p text:style-name="MP1">Jonathan Pennec</text:p>
        <text:p text:style-name="MP1">Mathieu Quentel</text:p>
        <text:p text:style-name="MP1">Adrien Vernot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0:21:02.449751260</meta:creation-date>
    <meta:generator>LibreOffice/4.2.8.2$Linux_X86_64 LibreOffice_project/420m0$Build-2</meta:generator>
    <meta:editing-cycles>21</meta:editing-cycles>
    <meta:editing-duration>PT4H29M26S</meta:editing-duration>
    <dc:subject>Configuration et communication entre les blocs du projet</dc:subject>
    <dc:title>EEGSea</dc:title>
    <dc:date>2015-11-18T15:26:48.801889701</dc:date>
    <meta:document-statistic meta:table-count="0" meta:image-count="0" meta:object-count="0" meta:page-count="4" meta:paragraph-count="36" meta:word-count="411" meta:character-count="2668" meta:non-whitespace-character-count="2299"/>
  </office:meta>
</office:document-meta>
</file>